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Calibri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text-position="0% 100%" style:font-name="Calibri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0% 100%" fo:font-weight="normal" style:font-weight-asian="normal" style:font-weight-complex="normal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>Grundlagen der Sequenzanalyse</text:p>
      <text:p text:style-name="P4">Übungen zur Vorlesung am 12.11.2013</text:p>
      <text:p text:style-name="P4"/>
      <text:p text:style-name="P6"/>
      <text:p text:style-name="P6"/>
      <text:p text:style-name="P6"/>
      <text:p text:style-name="P5"/>
      <text:p text:style-name="P5">Afg. 5.1:<text:span text:style-name="T1"> <text:tab/>aufgabe5_1.c</text:span></text:p>
      <text:p text:style-name="P5"><text:span text:style-name="T1"><text:tab/><text:tab/>afg51.py</text:span></text:p>
      <text:p text:style-name="P5"/>
      <text:p text:style-name="P5">Afg. 5.2: <text:tab/><text:span text:style-name="T2">aufgabe5_2.py</text:span></text:p>
      <text:p text:style-name="P9"/>
      <text:p text:style-name="P9"><text:tab/><text:tab/>Leider nicht ganz geschafft.</text:p>
      <text:p text:style-name="P5"/>
      <text:p text:style-name="P5">Afg. 5.3:<text:span text:style-name="T1"> <text:tab/>aufgabe5_3.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justify" style:justify-single-word="false"/>
      <style:text-properties style:font-name="Calibri" fo:font-size="9pt" fo:font-weight="bold" style:font-size-asian="9pt" style:font-weight-asian="bold" style:font-size-complex="9pt" style:font-weight-complex="bold"/>
    </style:style>
    <style:style style:name="MP2" style:family="paragraph" style:parent-style-name="Standard">
      <style:paragraph-properties fo:line-height="150%"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ruppe:<text:tab/><text:tab/><text:tab/><text:tab/><text:tab/><text:tab/><text:tab/><text:tab/><text:tab/> <text:s text:c="4"/>Hamburg, 17.11.2013</text:p>
        <text:p text:style-name="MP2">Oleksandr Voroshylov (6590822)</text:p>
        <text:p text:style-name="MP2">Christina de Bruyn Kops (6591853)</text:p>
        <text:p text:style-name="MP2">Felix Braun (5881661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</meta:initial-creator>
    <meta:creation-date>2013-10-17T19:49:58</meta:creation-date>
    <dc:date>2013-11-17T23:49:37</dc:date>
    <dc:creator>Felix </dc:creator>
    <meta:editing-duration>PT37M11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11" meta:word-count="36" meta:character-count="298" meta:non-whitespace-character-count="253"/>
  </office:meta>
</office:document-meta>
</file>